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Courier 10 Pitch"/>
    </style:style>
    <style:style style:name="T6" style:family="text">
      <style:text-properties style:font-name="Courier 10 Pitch" fo:font-weight="normal" style:font-weight-asian="normal" style:font-weight-complex="normal"/>
    </style:style>
    <style:style style:name="T7" style:family="text">
      <style:text-properties style:font-name="Liberation Serif" fo:font-weight="normal" style:font-weight-asian="normal" style:font-weight-complex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t A</text:p>
      <text:p text:style-name="Standard"><text:span text:style-name="T3">1.</text:span><draw:frame draw:style-name="fr1" draw:name="Object1" text:anchor-type="as-char" svg:y="-0.2681in" svg:width="2.398in" svg:height="0.45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3">2.</text:p>
      <text:p text:style-name="P3"/>
      <text:p text:style-name="P1"><text:span text:style-name="T1">boolean isPrime(int::num)</text:span> {</text:p>
      <text:p text:style-name="P1"><text:tab/>if (num &lt; 4)</text:p>
      <text:p text:style-name="P1"><text:tab/><text:tab/>error &lt;&lt; “Trivially prime”;</text:p>
      <text:p text:style-name="P1"><text:tab/>else if (n mod 2 == 0)</text:p>
      <text:p text:style-name="P1"><text:tab/><text:tab/>number is not prime;</text:p>
      <text:p text:style-name="P1"><text:tab/>for (i=3, i &lt; sqrt(number), i+=2) {</text:p>
      <text:p text:style-name="P1"><text:tab/><text:tab/>if (num mod i == 0)</text:p>
      <text:p text:style-name="P1"><text:tab/><text:tab/><text:tab/>number is not prime;</text:p>
      <text:p text:style-name="P1"><text:tab/>}</text:p>
      <text:p text:style-name="P1"><text:tab/>number is prime;</text:p>
      <text:p text:style-name="Standard">}</text:p>
      <text:p text:style-name="Standard"/>
      <text:p text:style-name="P3">3.<text:span text:style-name="T4"> See </text:span><text:span text:style-name="T5">prime-output</text:span><text:span text:style-name="T7"> </text:span><text:span text:style-name="T4">typescript fi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ruki </meta:initial-creator>
    <meta:creation-date>2013-11-19T19:28:43</meta:creation-date>
    <meta:generator>LibreOffice/3.5$Linux_x86 LibreOffice_project/350m1$Build-2</meta:generator>
    <dc:date>2013-11-19T19:55:55</dc:date>
    <dc:creator>faruki </dc:creator>
    <meta:editing-duration>PT9M30S</meta:editing-duration>
    <meta:editing-cycles>11</meta:editing-cycles>
    <meta:document-statistic meta:table-count="0" meta:image-count="0" meta:object-count="1" meta:page-count="1" meta:paragraph-count="15" meta:word-count="53" meta:character-count="261" meta:non-whitespace-character-count="208"/>
  </office:meta>
</office:document-meta>
</file>

<file path=Object 1/content.xml><?xml version="1.0" encoding="utf-8"?>
<math xmlns="http://www.w3.org/1998/Math/MathML">
  <semantics>
    <mrow>
      <mfrac>
        <msup>
          <mn>2</mn>
          <mn>200</mn>
        </msup>
        <mrow>
          <mi>ln</mi>
          <mrow>
            <mo stretchy="false">(</mo>
            <mrow>
              <msup>
                <mn>2</mn>
                <mn>200</mn>
              </msup>
            </mrow>
            <mo stretchy="false">)</mo>
          </mrow>
        </mrow>
      </mfrac>
      <mrow>
        <mi/>
        <mo stretchy="false">−</mo>
        <mi/>
      </mrow>
      <mfrac>
        <msup>
          <mn>2</mn>
          <mn>100</mn>
        </msup>
        <mrow>
          <mi>ln</mi>
          <mrow>
            <mo stretchy="false">(</mo>
            <mrow>
              <msup>
                <mn>2</mn>
                <mn>100</mn>
              </msup>
            </mrow>
            <mo stretchy="false">)</mo>
          </mrow>
        </mrow>
      </mfrac>
      <mrow>
        <mi/>
        <mo stretchy="false">=</mo>
        <mi/>
      </mrow>
      <mstyle mathvariant="bold">
        <mrow>
          <mrow>
            <mrow>
              <mn>1.16</mn>
              <mo stretchy="false">⋅</mo>
              <msup>
                <mn>10</mn>
                <mn>58</mn>
              </msup>
            </mrow>
          </mrow>
        </mrow>
      </mstyle>
    </mrow>
    <annotation encoding="StarMath 5.0">2^200 over {ln(2^200)}~-~2^100 over {ln(2^100)} ~=~ bold{1.16 cdot 10^58}</annotation>
  </semantics>
</math>
</file>